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/>
          <table:table-cell office:value-type="string" calcext:value-type="string">
            <text:p>Estimate</text:p>
          </table:table-cell>
          <table:table-cell office:value-type="string" calcext:value-type="string">
            <text:p>Std. Error</text:p>
          </table:table-cell>
          <table:table-cell office:value-type="string" calcext:value-type="string">
            <text:p>z value</text:p>
          </table:table-cell>
          <table:table-cell office:value-type="string" calcext:value-type="string">
            <text:p>Pr(&gt;|z|) <text:s text:c="3"/>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4.50668" calcext:value-type="float">
            <text:p>-4.50668</text:p>
          </table:table-cell>
          <table:table-cell office:value-type="float" office:value="2.67968" calcext:value-type="float">
            <text:p>2.67968</text:p>
          </table:table-cell>
          <table:table-cell office:value-type="float" office:value="1.682" calcext:value-type="float">
            <text:p>1.682</text:p>
          </table:table-cell>
          <table:table-cell office:value-type="string" calcext:value-type="string">
            <text:p>0.092608 . <text:s/></text:p>
          </table:table-cell>
        </table:table-row>
        <table:table-row table:style-name="ro2">
          <table:table-cell office:value-type="string" calcext:value-type="string">
            <text:p>FamilyGr</text:p>
          </table:table-cell>
          <table:table-cell office:value-type="float" office:value="0.60757" calcext:value-type="float">
            <text:p>0.60757</text:p>
          </table:table-cell>
          <table:table-cell office:value-type="float" office:value="0.3631" calcext:value-type="float">
            <text:p>0.3631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0.094270 . <text:s/></text:p>
          </table:table-cell>
        </table:table-row>
        <table:table-row table:style-name="ro2">
          <table:table-cell office:value-type="string" calcext:value-type="string">
            <text:p>FamilyOr</text:p>
          </table:table-cell>
          <table:table-cell office:value-type="float" office:value="1.30205" calcext:value-type="float">
            <text:p>1.30205</text:p>
          </table:table-cell>
          <table:table-cell office:value-type="float" office:value="0.37955" calcext:value-type="float">
            <text:p>0.37955</text:p>
          </table:table-cell>
          <table:table-cell office:value-type="float" office:value="3.431" calcext:value-type="float">
            <text:p>3.431</text:p>
          </table:table-cell>
          <table:table-cell office:value-type="string" calcext:value-type="string">
            <text:p>0.000602 ***</text:p>
          </table:table-cell>
        </table:table-row>
        <table:table-row table:style-name="ro1">
          <table:table-cell office:value-type="string" calcext:value-type="string">
            <text:p>FamilyP450</text:p>
          </table:table-cell>
          <table:table-cell office:value-type="float" office:value="0.68711" calcext:value-type="float">
            <text:p>0.68711</text:p>
          </table:table-cell>
          <table:table-cell office:value-type="float" office:value="0.36454" calcext:value-type="float">
            <text:p>0.36454</text:p>
          </table:table-cell>
          <table:table-cell office:value-type="float" office:value="1.885" calcext:value-type="float">
            <text:p>1.885</text:p>
          </table:table-cell>
          <table:table-cell office:value-type="string" calcext:value-type="string">
            <text:p>0.059448 . <text:s/></text:p>
          </table:table-cell>
        </table:table-row>
        <table:table-row table:style-name="ro2">
          <table:table-cell office:value-type="string" calcext:value-type="string">
            <text:p>Phylog_lvlrelated</text:p>
          </table:table-cell>
          <table:table-cell office:value-type="float" office:value="-0.65341" calcext:value-type="float">
            <text:p>-0.65341</text:p>
          </table:table-cell>
          <table:table-cell office:value-type="float" office:value="0.30691" calcext:value-type="float">
            <text:p>0.30691</text:p>
          </table:table-cell>
          <table:table-cell office:value-type="float" office:value="2.129" calcext:value-type="float">
            <text:p>2.129</text:p>
          </table:table-cell>
          <table:table-cell office:value-type="string" calcext:value-type="string">
            <text:p>0.033257 * <text:s/></text:p>
          </table:table-cell>
        </table:table-row>
        <table:table-row table:style-name="ro2">
          <table:table-cell office:value-type="string" calcext:value-type="string">
            <text:p>trimmedYes</text:p>
          </table:table-cell>
          <table:table-cell office:value-type="float" office:value="1.67431" calcext:value-type="float">
            <text:p>1.67431</text:p>
          </table:table-cell>
          <table:table-cell office:value-type="float" office:value="0.25196" calcext:value-type="float">
            <text:p>0.25196</text:p>
          </table:table-cell>
          <table:table-cell office:value-type="float" office:value="6.645" calcext:value-type="float">
            <text:p>6.645</text:p>
          </table:table-cell>
          <table:table-cell office:value-type="string" calcext:value-type="string">
            <text:p><text:s/>&lt; 2e-16 ***</text:p>
          </table:table-cell>
        </table:table-row>
        <table:table-row table:style-name="ro2">
          <table:table-cell office:value-type="string" calcext:value-type="string">
            <text:p>FamilyGr:Phylog_lvlrelated</text:p>
          </table:table-cell>
          <table:table-cell office:value-type="float" office:value="0.04339" calcext:value-type="float">
            <text:p>0.04339</text:p>
          </table:table-cell>
          <table:table-cell office:value-type="float" office:value="0.38244" calcext:value-type="float">
            <text:p>0.38244</text:p>
          </table:table-cell>
          <table:table-cell office:value-type="float" office:value="0.113" calcext:value-type="float">
            <text:p>0.113</text:p>
          </table:table-cell>
          <table:table-cell office:value-type="float" office:value="0.909664" calcext:value-type="float">
            <text:p>0.909664</text:p>
          </table:table-cell>
        </table:table-row>
        <table:table-row table:style-name="ro2">
          <table:table-cell office:value-type="string" calcext:value-type="string">
            <text:p>FamilyOr:Phylog_lvlrelated</text:p>
          </table:table-cell>
          <table:table-cell office:value-type="float" office:value="0.71261" calcext:value-type="float">
            <text:p>0.71261</text:p>
          </table:table-cell>
          <table:table-cell office:value-type="float" office:value="0.34548" calcext:value-type="float">
            <text:p>0.34548</text:p>
          </table:table-cell>
          <table:table-cell office:value-type="float" office:value="2.063" calcext:value-type="float">
            <text:p>2.063</text:p>
          </table:table-cell>
          <table:table-cell office:value-type="string" calcext:value-type="string">
            <text:p>0.039147 * <text:s/></text:p>
          </table:table-cell>
        </table:table-row>
        <table:table-row table:style-name="ro2">
          <table:table-cell office:value-type="string" calcext:value-type="string">
            <text:p>FamilyP450:Phylog_lvlrelated</text:p>
          </table:table-cell>
          <table:table-cell office:value-type="float" office:value="-0.22346" calcext:value-type="float">
            <text:p>-0.22346</text:p>
          </table:table-cell>
          <table:table-cell office:value-type="float" office:value="0.40483" calcext:value-type="float">
            <text:p>0.4048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0953" calcext:value-type="float">
            <text:p>0.580953</text:p>
          </table:table-cell>
        </table:table-row>
        <table:table-row table:style-name="ro2">
          <table:table-cell office:value-type="string" calcext:value-type="string">
            <text:p>LnExonLength</text:p>
          </table:table-cell>
          <table:table-cell office:value-type="float" office:value="0.26159" calcext:value-type="float">
            <text:p>0.26159</text:p>
          </table:table-cell>
          <table:table-cell office:value-type="float" office:value="0.58183" calcext:value-type="float">
            <text:p>0.58183</text:p>
          </table:table-cell>
          <table:table-cell office:value-type="float" office:value="0.45" calcext:value-type="float">
            <text:p>0.45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2">
          <table:table-cell office:value-type="string" calcext:value-type="string">
            <text:p>LnIntronLength</text:p>
          </table:table-cell>
          <table:table-cell office:value-type="float" office:value="-0.06031" calcext:value-type="float">
            <text:p>-0.06031</text:p>
          </table:table-cell>
          <table:table-cell office:value-type="float" office:value="0.45752" calcext:value-type="float">
            <text:p>0.45752</text:p>
          </table:table-cell>
          <table:table-cell office:value-type="float" office:value="0.132" calcext:value-type="float">
            <text:p>0.132</text:p>
          </table:table-cell>
          <table:table-cell office:value-type="float" office:value="0.895123" calcext:value-type="float">
            <text:p>0.895123</text:p>
          </table:table-cell>
        </table:table-row>
        <table:table-row table:style-name="ro2">
          <table:table-cell office:value-type="string" calcext:value-type="string">
            <text:p>LnExonLength:LnIntronLength</text:p>
          </table:table-cell>
          <table:table-cell office:value-type="float" office:value="0.07994" calcext:value-type="float">
            <text:p>0.07994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8242" calcext:value-type="float">
            <text:p>0.598242</text:p>
          </table:table-cell>
        </table:table-row>
        <table:table-row table:style-name="ro3" table:number-rows-repeated="7">
          <table:table-cell table:style-name="Default" table:number-columns-repeated="5"/>
        </table:table-row>
        <table:table-row table:style-name="ro1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 style:data-style-name="N2" text:time-value="0000-00-00T00:00:03.729470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18T17:10:19.177277254</meta:creation-date>
    <dc:date>2014-02-18T17:13:07.314418500</dc:date>
    <dc:creator>ludovic </dc:creator>
    <meta:editing-duration>PT1M44S</meta:editing-duration>
    <meta:editing-cycles>3</meta:editing-cycles>
    <meta:generator>LibreOffice/4.1.3.2$Linux_X86_64 LibreOffice_project/410m0$Build-2</meta:generator>
    <meta:document-statistic meta:table-count="1" meta:cell-count="64" meta:object-count="0"/>
  </office:meta>
</office:document-meta>
</file>